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9375in" table:align="left"/>
    </style:style>
    <style:style style:name="Table1.A" style:family="table-column">
      <style:table-column-properties style:column-width="1.9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25in" table:align="left"/>
    </style:style>
    <style:style style:name="Table2.A" style:family="table-column">
      <style:table-column-properties style:column-width="3.06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5in" table:align="left"/>
    </style:style>
    <style:style style:name="Table4.A" style:family="table-column">
      <style:table-column-properties style:column-width="6.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0625in" table:align="left"/>
    </style:style>
    <style:style style:name="Table6.A" style:family="table-column">
      <style:table-column-properties style:column-width="2.062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5in" table:align="left"/>
    </style:style>
    <style:style style:name="Table7.A" style:family="table-column">
      <style:table-column-properties style:column-width="2.5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f246" officeooo:paragraph-rsid="000ff246"/>
    </style:style>
    <style:style style:name="P2" style:family="paragraph" style:parent-style-name="Standard">
      <style:paragraph-properties fo:text-align="center" style:justify-single-word="false"/>
      <style:text-properties officeooo:rsid="000ff246" officeooo:paragraph-rsid="000ff24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f246" officeooo:paragraph-rsid="000ff2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0f88" officeooo:paragraph-rsid="00140f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9b8f" officeooo:paragraph-rsid="0020487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975bc" officeooo:paragraph-rsid="002975b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f246" officeooo:paragraph-rsid="000ff24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0f88" officeooo:paragraph-rsid="00140f8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9b8f" officeooo:paragraph-rsid="00199b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9b8f" officeooo:paragraph-rsid="00140f88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officeooo:rsid="00140f88" officeooo:paragraph-rsid="00140f88"/>
    </style:style>
    <style:style style:name="P1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40f88" officeooo:paragraph-rsid="00140f88"/>
    </style:style>
    <style:style style:name="P1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8383e" officeooo:paragraph-rsid="0028383e"/>
    </style:style>
    <style:style style:name="P14" style:family="paragraph" style:parent-style-name="Table_20_Contents">
      <style:paragraph-properties fo:text-align="start" style:justify-single-word="false"/>
      <style:text-properties style:text-underline-style="none" officeooo:rsid="0015dd90" officeooo:paragraph-rsid="0015dd90"/>
    </style:style>
    <style:style style:name="P15" style:family="paragraph" style:parent-style-name="Table_20_Contents">
      <style:paragraph-properties fo:text-align="start" style:justify-single-word="false"/>
      <style:text-properties style:text-underline-style="none" officeooo:rsid="0015dd90" officeooo:paragraph-rsid="00175d70"/>
    </style:style>
    <style:style style:name="P16" style:family="paragraph" style:parent-style-name="Table_20_Contents">
      <style:paragraph-properties fo:text-align="start" style:justify-single-word="false"/>
      <style:text-properties style:text-underline-style="none" officeooo:rsid="0015dd90" officeooo:paragraph-rsid="00248f73"/>
    </style:style>
    <style:style style:name="P17" style:family="paragraph" style:parent-style-name="Table_20_Contents">
      <style:paragraph-properties fo:text-align="start" style:justify-single-word="false"/>
      <style:text-properties style:text-underline-style="none" officeooo:rsid="0028383e" officeooo:paragraph-rsid="0028383e"/>
    </style:style>
    <style:style style:name="P18" style:family="paragraph" style:parent-style-name="Table_20_Contents">
      <style:paragraph-properties fo:text-align="start" style:justify-single-word="false"/>
      <style:text-properties style:text-underline-style="none" officeooo:rsid="0028383e" officeooo:paragraph-rsid="0028f647"/>
    </style:style>
    <style:style style:name="P19" style:family="paragraph" style:parent-style-name="Table_20_Contents">
      <style:paragraph-properties fo:text-align="start" style:justify-single-word="false"/>
      <style:text-properties style:text-underline-style="none" officeooo:rsid="0028383e" officeooo:paragraph-rsid="002975bc"/>
    </style:style>
    <style:style style:name="P20" style:family="paragraph" style:parent-style-name="Table_20_Contents">
      <style:paragraph-properties fo:text-align="start" style:justify-single-word="false"/>
      <style:text-properties style:text-underline-style="none" officeooo:rsid="0028f647" officeooo:paragraph-rsid="0028f647"/>
    </style:style>
    <style:style style:name="P21" style:family="paragraph" style:parent-style-name="Table_20_Contents">
      <style:paragraph-properties fo:text-align="start" style:justify-single-word="false"/>
      <style:text-properties style:text-underline-style="none" officeooo:rsid="0028f647" officeooo:paragraph-rsid="002975bc"/>
    </style:style>
    <style:style style:name="P22" style:family="paragraph" style:parent-style-name="Table_20_Contents">
      <style:paragraph-properties fo:text-align="start" style:justify-single-word="false"/>
      <style:text-properties officeooo:rsid="0028383e" officeooo:paragraph-rsid="0028383e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ff246" officeooo:paragraph-rsid="000ff24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40f88" officeooo:paragraph-rsid="00140f8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40f88" officeooo:paragraph-rsid="002782e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b4c3f" officeooo:paragraph-rsid="002b4c3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c904c" officeooo:paragraph-rsid="002c904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01a09" officeooo:paragraph-rsid="00301a0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99b8f" officeooo:paragraph-rsid="00199b8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40f88" officeooo:paragraph-rsid="00140f8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975bc" officeooo:paragraph-rsid="002975bc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301a09" officeooo:paragraph-rsid="00301a09"/>
    </style:style>
    <style:style style:name="P3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301a09" officeooo:paragraph-rsid="00301a09"/>
    </style:style>
    <style:style style:name="P3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40f88" officeooo:paragraph-rsid="00301a09"/>
    </style:style>
    <style:style style:name="P3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31db77" officeooo:paragraph-rsid="0031db77"/>
    </style:style>
    <style:style style:name="P36" style:family="paragraph" style:parent-style-name="Table_20_Contents">
      <style:paragraph-properties fo:text-align="start" style:justify-single-word="false"/>
      <style:text-properties style:text-underline-style="none" officeooo:rsid="0015dd90" officeooo:paragraph-rsid="00301a09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f88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782e2"/>
    </style:style>
    <style:style style:name="T5" style:family="text">
      <style:text-properties style:text-underline-style="none" officeooo:rsid="00301a09"/>
    </style:style>
    <style:style style:name="T6" style:family="text">
      <style:text-properties officeooo:rsid="0015dd90"/>
    </style:style>
    <style:style style:name="T7" style:family="text">
      <style:text-properties officeooo:rsid="00175d70"/>
    </style:style>
    <style:style style:name="T8" style:family="text">
      <style:text-properties officeooo:rsid="0023249b"/>
    </style:style>
    <style:style style:name="T9" style:family="text">
      <style:text-properties officeooo:rsid="00248f73"/>
    </style:style>
    <style:style style:name="T10" style:family="text">
      <style:text-properties officeooo:rsid="0024af19"/>
    </style:style>
    <style:style style:name="T11" style:family="text">
      <style:text-properties officeooo:rsid="002782e2"/>
    </style:style>
    <style:style style:name="T12" style:family="text">
      <style:text-properties officeooo:rsid="0028383e"/>
    </style:style>
    <style:style style:name="T13" style:family="text">
      <style:text-properties officeooo:rsid="0028f647"/>
    </style:style>
    <style:style style:name="T14" style:family="text">
      <style:text-properties officeooo:rsid="002975bc"/>
    </style:style>
    <style:style style:name="T15" style:family="text">
      <style:text-properties officeooo:rsid="00301a09"/>
    </style:style>
    <style:style style:name="T16" style:family="text">
      <style:text-properties fo:font-size="8pt" style:font-size-asian="8pt" style:font-size-complex="8pt"/>
    </style:style>
    <style:style style:name="gr1" style:family="graphic">
      <style:graphic-properties draw:stroke="solid" svg:stroke-color="#000000" draw:fill="none" draw:fill-color="#ffffff" fo:min-height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" draw:fill-color="#ffffff" draw:textarea-horizontal-align="justify" draw:textarea-vertical-align="middle" draw:auto-grow-height="false" fo:min-height="0.3764in" fo:min-width="1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end="" draw:fill-color="#ffffff" draw:textarea-horizontal-align="justify" draw:textarea-vertical-align="middle" draw:auto-grow-height="false" fo:min-height="0.5547in" fo:min-width="1.6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end="" draw:fill-color="#ffffff" draw:textarea-horizontal-align="justify" draw:textarea-vertical-align="middle" draw:auto-grow-height="false" fo:min-height="0.348in" fo:min-width="2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marker-end="" draw:fill-color="#ffffff" draw:textarea-horizontal-align="justify" draw:textarea-vertical-align="middle" draw:auto-grow-height="false" fo:min-height="0.4583in" fo:min-width="1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2.1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0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e Slovenski</text:p>
      <text:p text:style-name="P1">385T.9 Data Wrangling</text:p>
      <text:p text:style-name="P1">10 March 2019</text:p>
      <text:p text:style-name="P1"/>
      <text:p text:style-name="P2">Project Database and Workflow Design</text:p>
      <text:p text:style-name="P2"/>
      <text:p text:style-name="P3">ER Diagram:</text:p>
      <text:p text:style-name="P3"/>
      <text:p text:style-name="P7"><draw:frame text:anchor-type="paragraph" draw:z-index="0" draw:name="Shape1" draw:style-name="gr1" draw:text-style-name="P38" svg:width="1.313in" svg:height="0.615in" svg:x="0.1028in" svg:y="0.4173in"><draw:text-box><text:p text:style-name="P37"/><text:p text:style-name="P37">Restaurant</text:p></draw:text-box></draw:frame><draw:frame text:anchor-type="paragraph" draw:z-index="1" draw:name="Shape1" draw:style-name="gr1" draw:text-style-name="P38" svg:width="1.313in" svg:height="0.615in" svg:x="4.9591in" svg:y="0.4173in"><draw:text-box><text:p text:style-name="P37"/><text:p text:style-name="P37">Inspection</text:p></draw:text-box></draw:frame></text:p>
      <text:p text:style-name="P7"><draw:line text:anchor-type="paragraph" draw:z-index="3" draw:name="Shape3" draw:style-name="gr3" draw:text-style-name="P37" svg:x1="1.4154in" svg:y1="0.5071in" svg:x2="4.9591in" svg:y2="0.5071in"><text:p/></draw:line></text:p>
      <text:p text:style-name="P7"><draw:frame text:anchor-type="paragraph" draw:z-index="4" draw:name="Shape4" draw:style-name="gr4" draw:text-style-name="P39" svg:width="1.1567in" svg:height="0.2087in" svg:x="3.7071in" svg:y="0.0571in"><draw:text-box><text:p>is scored by 1...*</text:p></draw:text-box></draw:frame></text:p>
      <text:p text:style-name="P7"/>
      <text:p text:style-name="P7"><draw:frame text:anchor-type="paragraph" draw:z-index="5" draw:name="Shape5" draw:style-name="gr5" draw:text-style-name="P39" svg:width="1.4067in" svg:height="0.2295in" svg:x="1.4882in" svg:y="0.0173in"><draw:text-box><text:p>1...1 is conducted on</text:p></draw:text-box></draw:frame></text:p>
      <text:p text:style-name="P7"><draw:frame text:anchor-type="paragraph" draw:z-index="2" draw:name="Shape1" draw:style-name="gr2" draw:text-style-name="P38" svg:width="1.313in" svg:height="0.6276in" svg:x="4.9591in" svg:y="0.0736in"><draw:text-box><text:p text:style-name="P37"><text:span text:style-name="T16"/></text:p><text:p text:style-name="P37">score</text:p><text:p text:style-name="P37">restaurant_id</text:p></draw:text-box></draw:frame><draw:frame text:anchor-type="paragraph" draw:z-index="34" draw:name="Shape1" draw:style-name="gr16" draw:text-style-name="P38" svg:width="1.313in" svg:height="0.4504in" svg:x="0.1028in" svg:y="0.0736in"><draw:text-box><text:p text:style-name="P37"><text:span text:style-name="T16"/></text:p><text:p text:style-name="P37">name</text:p></draw:text-box></draw:frame></text:p>
      <text:p text:style-name="P7"/>
      <text:p text:style-name="P7"><draw:line text:anchor-type="paragraph" draw:z-index="27" draw:name="Shape6" draw:style-name="gr17" draw:text-style-name="P37" svg:x1="0.7591in" svg:y1="1.8382in" svg:x2="0.7591in" svg:y2="0.1402in"><text:p/></draw:line></text:p>
      <text:p text:style-name="P7"><draw:line text:anchor-type="paragraph" draw:z-index="23" draw:name="Shape2" draw:style-name="gr15" draw:text-style-name="P41" svg:x1="5.6028in" svg:y1="0.1256in" svg:x2="5.6028in" svg:y2="1.5091in"><text:p/></draw:line><draw:frame text:anchor-type="paragraph" draw:z-index="28" draw:name="Shape7" draw:style-name="gr18" draw:text-style-name="P39" svg:width="0.6878in" svg:height="0.4276in" svg:x="0.0717in" svg:y="0.011in"><draw:text-box><text:p><text:s text:c="8"/>1...*</text:p><text:p>describes</text:p></draw:text-box></draw:frame></text:p>
      <text:p text:style-name="P7"><draw:frame text:anchor-type="paragraph" draw:z-index="32" draw:name="Shape24" draw:style-name="gr21" draw:text-style-name="P39" svg:width="0.3961in" svg:height="0.4169in" svg:x="5.1134in" svg:y="0.028in"><draw:text-box><text:p>0...*</text:p><text:p>hosts</text:p></draw:text-box></draw:frame></text:p>
      <text:p text:style-name="P7"/>
      <text:p text:style-name="P7"/>
      <text:p text:style-name="P7"/>
      <text:p text:style-name="P7"><draw:frame text:anchor-type="paragraph" draw:z-index="30" draw:name="Shape22" draw:style-name="gr20" draw:text-style-name="P39" svg:width="0.7398in" svg:height="0.3843in" svg:x="5.6756in" svg:y="0.0945in"><draw:text-box><text:p>occurs on</text:p><text:p>1...1</text:p></draw:text-box></draw:frame></text:p>
      <text:p text:style-name="P7"><draw:frame text:anchor-type="paragraph" draw:z-index="29" draw:name="Shape21" draw:style-name="gr19" draw:text-style-name="P39" svg:width="1.063in" svg:height="0.448in" svg:x="0.8528in" svg:y="0.0547in"><draw:text-box><text:p>is described by</text:p><text:p>1...*</text:p></draw:text-box></draw:frame></text:p>
      <text:p text:style-name="P7"><draw:frame text:anchor-type="paragraph" draw:z-index="25" draw:name="Shape1" draw:style-name="gr16" draw:text-style-name="P38" svg:width="1.313in" svg:height="0.4504in" svg:x="4.9571in" svg:y="0.1673in"><draw:text-box><text:p text:style-name="P37"><text:span text:style-name="T16"/></text:p><text:p text:style-name="P37">Day</text:p></draw:text-box></draw:frame></text:p>
      <text:p text:style-name="P7"><draw:frame text:anchor-type="paragraph" draw:z-index="24" draw:name="Shape1" draw:style-name="gr1" draw:text-style-name="P38" svg:width="1.313in" svg:height="0.615in" svg:x="0.1028in" svg:y="0.1193in"><draw:text-box><text:p text:style-name="P37"/><text:p text:style-name="P37">Type</text:p></draw:text-box></draw:frame></text:p>
      <text:p text:style-name="P7"/>
      <text:p text:style-name="P7"><draw:line text:anchor-type="paragraph" draw:z-index="26" draw:name="Shape2" draw:style-name="gr15" draw:text-style-name="P41" svg:x1="5.6028in" svg:y1="0.0425in" svg:x2="5.6028in" svg:y2="1.3469in"><text:p/></draw:line><draw:frame text:anchor-type="paragraph" draw:z-index="31" draw:name="Shape23" draw:style-name="gr18" draw:text-style-name="P39" svg:width="0.6669in" svg:height="0.4276in" svg:x="4.8736in" svg:y="0.1154in"><draw:text-box><text:p><text:s text:c="8"/>1...1</text:p><text:p>describes</text:p></draw:text-box></draw:frame></text:p>
      <text:p text:style-name="P7"><draw:frame text:anchor-type="paragraph" draw:z-index="35" draw:name="Shape1" draw:style-name="gr16" draw:text-style-name="P38" svg:width="1.313in" svg:height="0.4504in" svg:x="0.1028in" svg:y="0.1591in"><draw:text-box><text:p text:style-name="P37"><text:span text:style-name="T16"/></text:p><text:p text:style-name="P37">type</text:p></draw:text-box></draw:frame></text:p>
      <text:p text:style-name="P7"/>
      <text:p text:style-name="P7"/>
      <text:p text:style-name="P7"><draw:frame text:anchor-type="paragraph" draw:z-index="33" draw:name="Shape21" draw:style-name="gr19" draw:text-style-name="P39" svg:width="1.063in" svg:height="0.448in" svg:x="5.6862in" svg:y="0.1319in"><draw:text-box><text:p>is described by</text:p><text:p>1...*</text:p></draw:text-box></draw:frame></text:p>
      <text:p text:style-name="P7"/>
      <text:p text:style-name="P7"/>
      <text:p text:style-name="P27"><draw:frame text:anchor-type="paragraph" draw:z-index="21" draw:name="Shape1" draw:style-name="gr1" draw:text-style-name="P38" svg:width="1.313in" svg:height="0.615in" svg:x="4.9591in" svg:y="0.0047in"><draw:text-box><text:p text:style-name="P37"/><text:p text:style-name="P37">Weather Report</text:p></draw:text-box></draw:frame></text:p>
      <text:p text:style-name="P4">Relational Vocabulary:</text:p>
      <text:p text:style-name="P4"/>
      <text:p text:style-name="P26"><draw:frame text:anchor-type="paragraph" draw:z-index="22" draw:name="Shape1" draw:style-name="gr14" draw:text-style-name="P38" svg:width="1.313in" svg:height="2.1858in" svg:x="4.9591in" svg:y="0.0445in"><draw:text-box><text:p text:style-name="P37"><text:span text:style-name="T16"/></text:p><text:p text:style-name="P37">wind_speed</text:p><text:p text:style-name="P37">precipitation</text:p><text:p text:style-name="P37">max_temperature</text:p><text:p text:style-name="P37">fog</text:p><text:p text:style-name="P37">thunder</text:p><text:p text:style-name="P37">hail</text:p><text:p text:style-name="P37">glaze</text:p><text:p text:style-name="P37">dust</text:p><text:p text:style-name="P37">haze</text:p><text:p text:style-name="P37">station</text:p></draw:text-box></draw:frame>Type <text:span text:style-name="T2">has_many</text:span> Restaurant</text:p>
      <text:p text:style-name="P26">Restaurant <text:span text:style-name="T2">has_many</text:span> <text:span text:style-name="T15">Type</text:span></text:p>
      <text:p text:style-name="P4"/>
      <text:p text:style-name="P8">Restaurant <text:span text:style-name="T1">has_many</text:span> <text:span text:style-name="T10">Inspection</text:span></text:p>
      <text:p text:style-name="P8"><text:span text:style-name="T10">Inspection</text:span> <text:span text:style-name="T1">belongs_to</text:span> Restaurant</text:p>
      <text:p text:style-name="P8"/>
      <text:p text:style-name="P28">Day <text:span text:style-name="T1">has_many </text:span>Inspection</text:p>
      <text:p text:style-name="P28">Inspection <text:span text:style-name="T1">belongs_to </text:span>Day</text:p>
      <text:p text:style-name="P28"/>
      <text:p text:style-name="P28">Day <text:span text:style-name="T1">has_many </text:span>Weather Report</text:p>
      <text:p text:style-name="P28">Weather Report <text:span text:style-name="T1">belongs_to</text:span> Day</text:p>
      <text:p text:style-name="P25"/>
      <text:p text:style-name="P8"/>
      <text:p text:style-name="P6"><text:soft-page-break/>Tables: 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restaurants</text:p>
          </table:table-cell>
        </table:table-row>
        <table:table-row>
          <table:table-cell table:style-name="Table1.A2" office:value-type="string">
            <text:p text:style-name="P12">id<text:span text:style-name="T3"> <text:s text:c="3"/></text:span><text:span text:style-name="T6">name</text:span></text:p>
            <text:p text:style-name="P14">1 <text:s text:c="4"/>Salty Sow</text:p>
            <text:p text:style-name="P14">2 <text:s text:c="4"/>Moonshine</text:p>
            <text:p text:style-name="P14">3 <text:s text:c="4"/>El Patio</text:p>
            <text:p text:style-name="P14">4 <text:s text:c="4"/>Dragonbeard Kitchen</text:p>
          </table:table-cell>
        </table:table-row>
      </table:table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32">types</text:p>
          </table:table-cell>
        </table:table-row>
        <table:table-row>
          <table:table-cell table:style-name="Table6.A2" office:value-type="string">
            <text:p text:style-name="P34">id<text:span text:style-name="T3"> <text:s text:c="3"/></text:span>type<text:span text:style-name="T3"> <text:s text:c="32"/></text:span></text:p>
            <text:p text:style-name="P36"><text:span text:style-name="T3">1 <text:s text:c="4"/>American (Traditional)</text:span></text:p>
            <text:p text:style-name="P36"><text:span text:style-name="T3">2 <text:s text:c="4"/>Southern</text:span></text:p>
            <text:p text:style-name="P36"><text:span text:style-name="T3">3 <text:s text:c="4"/>Mexican</text:span></text:p>
            <text:p text:style-name="P36"><text:span text:style-name="T3">4 <text:s text:c="4"/>Asian Fusion</text:span></text:p>
            <text:p text:style-name="P33"><text:span text:style-name="T3">5 <text:s text:c="4"/></text:span><text:span text:style-name="T4">Gastropub</text:span></text:p>
            <text:p text:style-name="P33"><text:span text:style-name="T3">6 <text:s text:c="4"/></text:span><text:span text:style-name="T4">Breakfast &amp; Brunch</text:span></text:p>
            <text:p text:style-name="P33"><text:span text:style-name="T3">7 <text:s text:c="4"/></text:span><text:span text:style-name="T4">Hawaiian</text:span></text:p>
          </table:table-cell>
        </table:table-row>
      </table:table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32">restaurants_types</text:p>
          </table:table-cell>
        </table:table-row>
        <table:table-row>
          <table:table-cell table:style-name="Table5.A2" office:value-type="string">
            <text:p text:style-name="P33">restaurant_id<text:span text:style-name="T3"> <text:s text:c="3"/></text:span>type_id</text:p>
            <text:p text:style-name="P33"><text:span text:style-name="T3">1 <text:s text:c="22"/>1</text:span></text:p>
            <text:p text:style-name="P33"><text:span text:style-name="T3">1 <text:s text:c="22"/>5</text:span></text:p>
            <text:p text:style-name="P33"><text:span text:style-name="T3">2 <text:s text:c="22"/>2</text:span></text:p>
            <text:p text:style-name="P33"><text:span text:style-name="T3">2 <text:s text:c="22"/>6</text:span></text:p>
            <text:p text:style-name="P33"><text:span text:style-name="T3">3 <text:s text:c="22"/>3</text:span></text:p>
            <text:p text:style-name="P33"><text:span text:style-name="T3">4 <text:s text:c="22"/>4</text:span></text:p>
            <text:p text:style-name="P33"><text:span text:style-name="T3">4 <text:s text:c="22"/>7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inspections</text:p>
          </table:table-cell>
        </table:table-row>
        <table:table-row>
          <table:table-cell table:style-name="Table2.A2" office:value-type="string">
            <text:p text:style-name="P12">id<text:span text:style-name="T3"> <text:s text:c="3"/></text:span>date<text:span text:style-name="T3"> <text:s text:c="18"/></text:span>score<text:span text:style-name="T3"> <text:s text:c="4"/></text:span>restaurant_id</text:p>
            <text:p text:style-name="P15">1 <text:s text:c="4"/><text:span text:style-name="T7">2016-05-23 <text:s text:c="6"/>87</text:span> <text:s text:c="9"/><text:span text:style-name="T8">1</text:span></text:p>
            <text:p text:style-name="P15">2 <text:s text:c="4"/><text:span text:style-name="T7">2017-04-30 <text:s text:c="6"/>98</text:span> <text:s text:c="9"/><text:span text:style-name="T8">1</text:span></text:p>
            <text:p text:style-name="P16">3 <text:s text:c="4"/><text:span text:style-name="T7">2016-11-06 <text:s text:c="6"/>94</text:span> <text:s text:c="9"/><text:span text:style-name="T9">2</text:span></text:p>
            <text:p text:style-name="P16">4 <text:s text:c="4"/><text:span text:style-name="T7">2018-04-09 <text:s text:c="6"/>91</text:span> <text:s text:c="9"/><text:span text:style-name="T9">2</text:span></text:p>
            <text:p text:style-name="P16">5 <text:s text:c="4"/><text:span text:style-name="T7">2017-10-29 <text:s text:c="6"/>95</text:span> <text:s text:c="9"/><text:span text:style-name="T9">3</text:span></text:p>
            <text:p text:style-name="P16">6 <text:s text:c="4"/><text:span text:style-name="T7">2019-01-09 <text:s text:c="6"/>93</text:span> <text:s text:c="9"/><text:span text:style-name="T9">4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weather_reports</text:p>
          </table:table-cell>
        </table:table-row>
        <table:table-row>
          <table:table-cell table:style-name="Table3.A2" office:value-type="string">
            <text:p text:style-name="P13">id<text:span text:style-name="T3"> <text:s text:c="3"/></text:span>date<text:span text:style-name="T3"> <text:s text:c="17"/></text:span>wind_speed<text:span text:style-name="T3"> <text:s text:c="4"/></text:span>precip<text:span text:style-name="T3"> <text:s text:c="3"/></text:span>max_temp<text:span text:style-name="T3"> <text:s text:c="3"/></text:span>fog<text:span text:style-name="T3"> <text:s text:c="3"/></text:span>thunder<text:span text:style-name="T3"> <text:s text:c="3"/></text:span>hail<text:span text:style-name="T3"> <text:s text:c="3"/></text:span>glaze<text:span text:style-name="T3"> <text:s text:c="3"/></text:span>dust<text:span text:style-name="T3"> <text:s text:c="3"/></text:span>haze</text:p>
            <text:p text:style-name="P17">1 <text:s text:c="4"/>2016-05-23 <text:s text:c="5"/>14.1 <text:s text:c="16"/>0.01 <text:s text:c="6"/>85 <text:s text:c="16"/>1 <text:s text:c="7"/>0 <text:s text:c="13"/>0 <text:s text:c="7"/>0 <text:s text:c="9"/>0 <text:s text:c="8"/>0</text:p>
            <text:p text:style-name="P17">2 <text:s text:c="4"/>2016-05-23 <text:s text:c="5"/>21.<text:span text:style-name="T13">0</text:span> <text:s text:c="16"/>0.01 <text:s text:c="6"/>85 <text:s text:c="16"/>1 <text:s text:c="7"/>0 <text:s text:c="13"/>0 <text:s text:c="7"/>0 <text:s text:c="9"/>0 <text:s text:c="8"/>0</text:p>
            <text:p text:style-name="P18">3 <text:s text:c="4"/><text:span text:style-name="T13">2016-11-06 <text:s text:c="5"/>12.1 <text:s text:c="16"/>0.07 <text:s text:c="6"/>76 <text:s text:c="16"/>1</text:span> <text:s text:c="7"/>0 <text:s text:c="13"/>0 <text:s text:c="7"/>0 <text:s text:c="9"/>0 <text:s text:c="8"/>0</text:p>
            <text:p text:style-name="P18">4 <text:s text:c="4"/><text:span text:style-name="T13">2016-11-06 <text:s text:c="5"/>21.9 <text:s text:c="16"/>0.60 <text:s text:c="6"/>78 <text:s text:c="16"/>1</text:span> <text:s text:c="7"/><text:span text:style-name="T13">1</text:span> <text:s text:c="13"/>0 <text:s text:c="7"/>0 <text:s text:c="9"/>0 <text:s text:c="8"/>0</text:p>
            <text:p text:style-name="P18">5 <text:s text:c="4"/><text:span text:style-name="T13">2017-10-29 <text:s text:c="5"/>10.1 <text:s text:c="16"/>0.00 <text:s text:c="6"/>76 <text:s text:c="16"/>0</text:span> <text:s text:c="7"/>0 <text:s text:c="13"/>0 <text:s text:c="7"/>0 <text:s text:c="9"/>0 <text:s text:c="8"/>0</text:p>
            <text:p text:style-name="P18"><text:soft-page-break/>6 <text:s text:c="4"/><text:span text:style-name="T13">2017-10-29 <text:s text:c="5"/>16.1 <text:s text:c="16"/>0.00 <text:s text:c="6"/>75 <text:s text:c="16"/>0</text:span> <text:s text:c="7"/>0 <text:s text:c="13"/>0 <text:s text:c="7"/>0 <text:s text:c="9"/>0 <text:s text:c="8"/>0</text:p>
            <text:p text:style-name="P18">7 <text:s text:c="4"/><text:span text:style-name="T13">2018-04-09 <text:s text:c="5"/>10.1 <text:s text:c="16"/>0.00 <text:s text:c="6"/>65 <text:s text:c="16"/>1</text:span> <text:s text:c="7"/>0 <text:s text:c="13"/>0 <text:s text:c="7"/>0 <text:s text:c="9"/>0 <text:s text:c="8"/><text:span text:style-name="T13">1</text:span></text:p>
            <text:p text:style-name="P18">8 <text:s text:c="4"/><text:span text:style-name="T13">2018-04-09 <text:s text:c="5"/>16.1 <text:s text:c="16"/>0.00 <text:s text:c="6"/>65 <text:s text:c="16"/>1</text:span> <text:s text:c="7"/>0 <text:s text:c="13"/>0 <text:s text:c="7"/>0 <text:s text:c="9"/>0 <text:s text:c="8"/><text:span text:style-name="T13">0</text:span></text:p>
            <text:p text:style-name="P18">9 <text:s text:c="4"/><text:span text:style-name="T13">2019-01-09 <text:s text:c="5"/>14.1 <text:s text:c="16"/>0.00 <text:s text:c="6"/>62 <text:s text:c="16"/>0</text:span> <text:s text:c="7"/>0 <text:s text:c="13"/>0 <text:s text:c="7"/>0 <text:s text:c="9"/>0 <text:s text:c="8"/>0</text:p>
            <text:p text:style-name="P18">10 <text:s text:c="2"/><text:span text:style-name="T13">2019-01-09 <text:s text:c="5"/>21.0 <text:s text:c="16"/>0.00 <text:s text:c="6"/>63 <text:s text:c="16"/>0</text:span> <text:s text:c="7"/>0 <text:s text:c="13"/>0 <text:s text:c="7"/>0 <text:s text:c="9"/>0 <text:s text:c="8"/>0</text:p>
            <text:p text:style-name="P19">11 <text:s text:c="2"/><text:span text:style-name="T14">2018-07-23 <text:s text:c="5"/>8.1 <text:s text:c="18"/>0.00 <text:s text:c="6"/>110 <text:s text:c="14"/>0</text:span> <text:s text:c="7"/>0 <text:s text:c="13"/>0 <text:s text:c="7"/>0 <text:s text:c="9"/>0 <text:s text:c="8"/>0</text:p>
            <text:p text:style-name="P19">12 <text:s text:c="2"/><text:span text:style-name="T14">2018-07-23 <text:s text:c="5"/>13.0 <text:s text:c="16"/>0.00 <text:s text:c="6"/>109 <text:s text:c="14"/>0</text:span> <text:s text:c="7"/>0 <text:s text:c="13"/>0 <text:s text:c="7"/>0 <text:s text:c="9"/>0 <text:s text:c="8"/>0</text:p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weather_reports (cont.)</text:p>
          </table:table-cell>
        </table:table-row>
        <table:table-row>
          <table:table-cell table:style-name="Table4.A2" office:value-type="string">
            <text:p text:style-name="P13">station</text:p>
            <text:p text:style-name="P17"><text:span text:style-name="T13">USW00013958</text:span></text:p>
            <text:p text:style-name="P17"><text:span text:style-name="T13">USW00013904</text:span></text:p>
            <text:p text:style-name="P17"><text:span text:style-name="T13">USW00013958</text:span></text:p>
            <text:p text:style-name="P20">USW00013904</text:p>
            <text:p text:style-name="P20">USW00013958</text:p>
            <text:p text:style-name="P20">USW00013904</text:p>
            <text:p text:style-name="P19"><text:span text:style-name="T13">USW00013958</text:span></text:p>
            <text:p text:style-name="P19"><text:span text:style-name="T13">USW00013904</text:span></text:p>
            <text:p text:style-name="P19"><text:span text:style-name="T13">USW00013958</text:span></text:p>
            <text:p text:style-name="P21">USW00013904</text:p>
            <text:p text:style-name="P21">USW00013958</text:p>
            <text:p text:style-name="P21">USW00013904</text:p>
          </table:table-cell>
        </table:table-row>
      </table:table>
      <text:p text:style-name="P9"/>
      <table:table table:name="Table7" table:style-name="Table7">
        <table:table-column table:style-name="Table7.A"/>
        <table:table-row>
          <table:table-cell table:style-name="Table7.A1" office:value-type="string">
            <text:p text:style-name="P32">inspections_weather_reports</text:p>
          </table:table-cell>
        </table:table-row>
        <table:table-row>
          <table:table-cell table:style-name="Table7.A2" office:value-type="string">
            <text:p text:style-name="P33">inspection_id<text:span text:style-name="T3"> <text:s text:c="3"/></text:span>weather_report_id</text:p>
            <text:p text:style-name="P35"><text:span text:style-name="T3">1</text:span><text:span text:style-name="T5"> <text:s text:c="23"/></text:span><text:span text:style-name="T3">1</text:span></text:p>
            <text:p text:style-name="P35"><text:span text:style-name="T3">1</text:span><text:span text:style-name="T5"> <text:s text:c="23"/></text:span><text:span text:style-name="T3">2</text:span></text:p>
            <text:p text:style-name="P35"><text:span text:style-name="T3">3</text:span><text:span text:style-name="T5"> <text:s text:c="23"/></text:span><text:span text:style-name="T3">3</text:span></text:p>
            <text:p text:style-name="P35"><text:span text:style-name="T3">3</text:span><text:span text:style-name="T5"> <text:s text:c="23"/></text:span><text:span text:style-name="T3">4</text:span></text:p>
            <text:p text:style-name="P35"><text:span text:style-name="T3">4</text:span><text:span text:style-name="T5"> <text:s text:c="23"/></text:span><text:span text:style-name="T3">7</text:span></text:p>
            <text:p text:style-name="P35"><text:span text:style-name="T3">4</text:span><text:span text:style-name="T5"> <text:s text:c="23"/></text:span><text:span text:style-name="T3">8</text:span></text:p>
            <text:p text:style-name="P35"><text:span text:style-name="T3">5</text:span><text:span text:style-name="T5"> <text:s text:c="23"/></text:span><text:span text:style-name="T3">5</text:span></text:p>
            <text:p text:style-name="P35"><text:span text:style-name="T3">5</text:span><text:span text:style-name="T5"> <text:s text:c="23"/></text:span><text:span text:style-name="T3">6</text:span></text:p>
            <text:p text:style-name="P35"><text:span text:style-name="T3">6</text:span><text:span text:style-name="T5"> <text:s text:c="23"/></text:span><text:span text:style-name="T3">9</text:span></text:p>
            <text:p text:style-name="P35"><text:span text:style-name="T3">6</text:span><text:span text:style-name="T5"> <text:s text:c="23"/></text:span><text:span text:style-name="T3">10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5">Workflow Diagram:</text:p>
      <text:p text:style-name="P9"/>
      <text:p text:style-name="P9"/>
      <text:p text:style-name="P9"><draw:line text:anchor-type="paragraph" draw:z-index="11" draw:name="Shape10" draw:style-name="gr6" draw:text-style-name="P37" svg:x1="1.4465in" svg:y1="0.189in" svg:x2="2.0091in" svg:y2="0.189in"><text:p/></draw:line><draw:custom-shape text:anchor-type="paragraph" draw:z-index="14" draw:name="Shape13" draw:style-name="gr9" draw:text-style-name="P40" svg:width="1.4169in" svg:height="0.4169in" svg:x="4.9673in" svg:y="0.4075in"><text:p text:style-name="P37"><text:s/>Data Cleanu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5" draw:style-name="gr10" draw:text-style-name="P40" svg:width="1.7295in" svg:height="0.615in" svg:x="4.9984in" svg:y="2.3346in"><text:p text:style-name="P37">Data Analysis by </text:p><text:p text:style-name="P37">Grouping Compari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Shape8" draw:style-name="gr7" draw:text-style-name="P38" svg:width="1.3441in" svg:height="0.3441in" svg:x="0.1028in" svg:y="0.7701in"><draw:text-box><text:p text:style-name="P37">Restaurant Data</text:p></draw:text-box></draw:frame><draw:frame text:anchor-type="paragraph" draw:z-index="8" draw:name="Shape8" draw:style-name="gr7" draw:text-style-name="P38" svg:width="1.3441in" svg:height="0.3441in" svg:x="0.1028in" svg:y="1.5075in"><draw:text-box><text:p text:style-name="P37">Weather Data</text:p></draw:text-box></draw:frame><draw:frame text:anchor-type="paragraph" draw:z-index="7" draw:name="Shape8" draw:style-name="gr7" draw:text-style-name="P38" svg:width="1.3441in" svg:height="0.3441in" svg:x="0.1028in" svg:y="0.0327in"><draw:text-box><text:p text:style-name="P37">Inspection Data</text:p></draw:text-box></draw:frame><draw:line text:anchor-type="paragraph" draw:z-index="15" draw:name="Shape14" draw:style-name="gr6" draw:text-style-name="P37" svg:x1="3.8472in" svg:y1="0.6055in" svg:x2="4.9673in" svg:y2="0.6055in"><text:p/></draw:line></text:p>
      <text:p text:style-name="P9"><draw:line text:anchor-type="paragraph" draw:z-index="6" draw:name="Shape16" draw:style-name="gr6" draw:text-style-name="P37" svg:x1="5.7071in" svg:y1="0.6327in" svg:x2="5.7071in" svg:y2="2.1429in"><text:p/></draw:line><draw:custom-shape text:anchor-type="paragraph" draw:z-index="17" draw:name="Shape17" draw:style-name="gr11" draw:text-style-name="P40" svg:width="2.2713in" svg:height="0.3858in" svg:x="1.4673in" svg:y="4.2366in"><text:p text:style-name="P37">Graph Group Comparisons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Shape18" draw:style-name="gr12" draw:text-style-name="P37" svg:x1="4.9984in" svg:y1="4.2917in" svg:x2="3.7382in" svg:y2="4.2917in"><text:p/></draw:line><draw:custom-shape text:anchor-type="paragraph" draw:z-index="19" draw:name="Shape19" draw:style-name="gr13" draw:text-style-name="P40" svg:width="1.7815in" svg:height="0.4587in" svg:x="4.9882in" svg:y="4.2126in"><text:p text:style-name="P37">Data Export to Tableau</text:p><draw:enhanced-geometry svg:viewBox="0 0 21600 21600" draw:type="rectangle" draw:enhanced-path="M 0 0 L 21600 0 21600 21600 0 21600 0 0 Z N"/></draw:custom-shape><draw:line text:anchor-type="paragraph" draw:z-index="20" draw:name="Shape20" draw:style-name="gr6" draw:text-style-name="P37" svg:x1="5.7382in" svg:y1="2.7575in" svg:x2="5.7382in" svg:y2="4.2122in"><text:p/></draw:line><draw:frame text:anchor-type="paragraph" draw:z-index="10" draw:name="Shape9" draw:style-name="gr8" draw:text-style-name="P38" svg:width="1.3858in" svg:height="0.6461in" svg:x="2.8472in" svg:y="1.6398in"><draw:text-box><text:p text:style-name="P37"><text:span text:style-name="T16"/></text:p><text:p text:style-name="P37">Data Import to Database</text:p></draw:text-box></draw:frame><draw:line text:anchor-type="paragraph" draw:z-index="13" draw:name="Shape12" draw:style-name="gr6" draw:text-style-name="P37" svg:x1="1.4465in" svg:y1="1.4972in" svg:x2="1.9776in" svg:y2="1.4972in"><text:p/></draw:line><draw:line text:anchor-type="paragraph" draw:z-index="12" draw:name="Shape11" draw:style-name="gr6" draw:text-style-name="P37" svg:x1="1.4465in" svg:y1="0.7575in" svg:x2="2.0402in" svg:y2="0.757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5:22.693000000</meta:creation-date>
    <dc:date>2019-05-06T00:05:43.267000000</dc:date>
    <meta:editing-duration>PT1H11M51S</meta:editing-duration>
    <meta:editing-cycles>20</meta:editing-cycles>
    <meta:generator>LibreOffice/6.1.5.2$Windows_X86_64 LibreOffice_project/90f8dcf33c87b3705e78202e3df5142b201bd805</meta:generator>
    <meta:document-statistic meta:table-count="7" meta:image-count="0" meta:object-count="0" meta:page-count="4" meta:paragraph-count="88" meta:word-count="309" meta:character-count="3258" meta:non-whitespace-character-count="1295"/>
  </office:meta>
</office:document-meta>
</file>